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AE45E8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notes">
      <style:graphic-properties draw:fill-color="#ffffff" fo:min-height="12.322cm"/>
    </style:style>
    <style:style style:name="pr2" style:family="presentation" style:parent-style-name="lyt-movwaves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.9cm" fo:text-align="end" fo:text-indent="-0.6cm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22pt" fo:font-style="italic"/>
    </style:style>
    <style:style style:name="T2" style:family="text">
      <style:text-properties fo:color="#008000" fo:font-family="'Courier New'" style:font-family-generic="swiss" style:font-pitch="fixed" fo:font-weight="bold"/>
    </style:style>
    <style:style style:name="T3" style:family="text">
      <style:text-properties fo:color="#7d9029" fo:font-family="'Courier New'" style:font-family-generic="swiss" style:font-pitch="fixed"/>
    </style:style>
    <style:style style:name="T4" style:family="text">
      <style:text-properties fo:font-family="'Courier New'" style:font-family-generic="swiss" style:font-pitch="fixed"/>
    </style:style>
    <style:style style:name="T5" style:family="text">
      <style:text-properties fo:color="#666666" fo:font-family="'Courier New'" style:font-family-generic="swiss" style:font-pitch="fixed"/>
    </style:style>
    <style:style style:name="T6" style:family="text">
      <style:text-properties fo:color="#ba2121" fo:font-family="'Courier New'" style:font-family-generic="swiss" style:font-pitch="fixed"/>
    </style:style>
    <style:style style:name="T7" style:family="text">
      <style:text-properties fo:color="#0000ff" fo:font-family="'Courier New'" style:font-family-generic="swiss" style:font-pitch="fixed" fo:font-weight="bold"/>
    </style:style>
    <style:style style:name="T8" style:family="text">
      <style:text-properties fo:color="#008000" fo:font-family="'Courier New'" style:font-family-generic="swiss" style:font-pitch="fixed"/>
    </style:style>
    <style:style style:name="T9" style:family="text">
      <style:text-properties fo:color="#0000ff" fo:font-family="'Courier New'" style:font-family-generic="swiss" style:font-pitch="fixed"/>
    </style:style>
    <style:style style:name="T10" style:family="text">
      <style:text-properties fo:color="#aa22ff" fo:font-family="'Courier New'" style:font-family-generic="swiss" style:font-pitch="fixed" fo:font-weight="bold"/>
    </style:style>
    <style:style style:name="T11" style:family="text">
      <style:text-properties fo:color="#408080" fo:font-family="'Courier New'" style:font-family-generic="swiss" style:font-pitch="fixed"/>
    </style:style>
    <style:style style:name="T12" style:family="text">
      <style:text-properties fo:color="#d2413a" fo:font-family="'Courier New'" style:font-family-generic="swiss" style:font-pitch="fixed" fo:font-weight="bold"/>
    </style:style>
    <style:style style:name="T13" style:family="text">
      <style:text-properties fo:color="#008000" fo:font-family="'Courier New'" style:font-family-generic="swiss" style:font-pitch="fixed" fo:font-size="16pt" fo:font-weight="bold" style:font-size-asian="16pt" style:font-size-complex="16pt"/>
    </style:style>
    <style:style style:name="T14" style:family="text">
      <style:text-properties fo:font-family="'Courier New'" style:font-family-generic="swiss" style:font-pitch="fixed" fo:font-size="16pt" style:font-size-asian="16pt" style:font-size-complex="16pt"/>
    </style:style>
    <style:style style:name="T15" style:family="text">
      <style:text-properties fo:color="#0000ff" fo:font-family="'Courier New'" style:font-family-generic="swiss" style:font-pitch="fixed" fo:font-size="16pt" style:font-size-asian="16pt" style:font-size-complex="16pt"/>
    </style:style>
    <style:style style:name="T16" style:family="text">
      <style:text-properties fo:color="#008000" fo:font-family="'Courier New'" style:font-family-generic="swiss" style:font-pitch="fixed" fo:font-size="16pt" style:font-size-asian="16pt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ba2121" fo:font-family="'Courier New'" style:font-family-generic="swiss" style:font-pitch="fixed" fo:font-size="16pt" style:font-size-asian="16pt" style:font-size-complex="16pt"/>
    </style:style>
    <style:style style:name="T19" style:family="text">
      <style:text-properties fo:color="#666666" fo:font-family="'Courier New'" style:font-family-generic="swiss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>
        <office:forms form:automatic-focus="false" form:apply-design-mode="false"/>
        <draw:frame presentation:style-name="lyt-movwaves-title" draw:layer="layout" svg:width="25.199cm" svg:height="3.473cm" svg:x="1.4cm" svg:y="0.853cm" presentation:class="title">
          <draw:text-box>
            <text:p text:style-name="P1">Codeblock Slides for VanPyZ LivingPics Talk</text:p>
          </draw:text-box>
        </draw:frame>
        <draw:frame presentation:style-name="lyt-movwaves-subtitle" draw:layer="layout" svg:width="25.199cm" svg:height="2.999cm" svg:x="1.4cm" svg:y="10.007cm" presentation:class="subtitle">
          <draw:text-box>
            <text:p text:style-name="P2"><text:span text:style-name="T1">Doug Latornell &lt;</text:span><text:span text:style-name="T1"><text:a xlink:href="mailto:djl@douglatornell.ca">djl@douglatornell.ca</text:a></text:span><text:span text:style-name="T1">&gt;</text:span></text:p>
            <text:p/>
            <text:p text:style-name="P2"><text:span text:style-name="T1">1 December 200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movwaves">
        <office:forms form:automatic-focus="false" form:apply-design-mode="false"/>
        <draw:frame presentation:style-name="lyt-movwaves-title" draw:layer="layout" svg:width="25.199cm" svg:height="1.737cm" svg:x="1.4cm" svg:y="1.721cm" presentation:class="title">
          <draw:text-box>
            <text:p text:style-name="P1">LivingPics INI Config</text:p>
          </draw:text-box>
        </draw:frame>
        <draw:frame presentation:style-name="lyt-movwaves-subtitle" draw:layer="layout" svg:width="25.199cm" svg:height="35.793cm" svg:x="1.4cm" svg:y="-6.39cm" presentation:class="subtitle">
          <draw:text-box>
            <text:p text:style-name="P3"><text:span text:style-name="T2">[Timing]</text:span><text:line-break/><text:span text:style-name="T3">noshowhrs</text:span><text:span text:style-name="T4"> </text:span><text:span text:style-name="T5">=</text:span><text:span text:style-name="T4"> </text:span><text:span text:style-name="T6">4.0</text:span><text:line-break/><text:span text:style-name="T3">displaysecs</text:span><text:span text:style-name="T4"> </text:span><text:span text:style-name="T5">=</text:span><text:span text:style-name="T4"> </text:span><text:span text:style-name="T6">10</text:span><text:span text:style-name="T4"><text:line-break/></text:span><text:span text:style-name="T4"><text:line-break/></text:span><text:span text:style-name="T2">[Exclusion List]</text:span><text:line-break/><text:span text:style-name="T3">exclusionlist</text:span><text:span text:style-name="T4"> </text:span><text:span text:style-name="T5">=</text:span><text:span text:style-name="T4"> </text:span><text:span text:style-name="T6">./exclusion_list.txt</text:span><text:span text:style-name="T4"><text:line-break/></text:span><text:span text:style-name="T4"><text:line-break/></text:span><text:span text:style-name="T2">[Image Sources]</text:span><text:line-break/><text:span text:style-name="T3">defaultsource</text:span><text:span text:style-name="T4"> </text:span><text:span text:style-name="T5">=</text:span><text:span text:style-name="T4"> </text:span><text:span text:style-name="T6">/Users/doug/Pictures/iPhoto Library/Originals</text:span><text:line-break/><text:span text:style-name="T3">imagesources</text:span><text:span text:style-name="T4"> </text:span><text:span text:style-name="T5">=</text:span><text:span text:style-name="T4"> </text:span><text:span text:style-name="T6">/Users/doug/Pictures/iPhoto Library/Originals, ""</text:span><text:span text:style-name="T4"><text:line-break/></text:span><text:span text:style-name="T4"> <text:s text:c="7"/>/Users/doug/Pictures/iPhoto Library/Modified/2006/Big Island of Hawaii, ""</text:span><text:span text:style-name="T4"><text:line-break/></text:span><text:span text:style-name="T4"> <text:s text:c="7"/>/Users/doug/Pictures/iPhoto Library/Originals/2005, ""</text:span><text:span text:style-name="T4"><text:line-break/></text:span><text:span text:style-name="T4"> <text:s text:c="7"/>http://www.flickr.com/photos/sada_images/, "Our flickr Stream"</text:span><text:span text:style-name="T4"><text:line-break/></text:span><text:span text:style-name="T4"><text:line-break/></text:span><text:span text:style-name="T2">[Image Selection]</text:span><text:line-break/><text:span text:style-name="T3">probofjump</text:span><text:span text:style-name="T4"> </text:span><text:span text:style-name="T5">=</text:span><text:span text:style-name="T4"> </text:span><text:span text:style-name="T6">0.05</text:span><text:line-break/><text:span text:style-name="T3">rangeincr</text:span><text:span text:style-name="T4"> </text:span><text:span text:style-name="T5">=</text:span><text:span text:style-name="T4"> </text:span><text:span text:style-name="T6">20</text:span><text:line-break/><text:span text:style-name="T3">rangedecr</text:span><text:span text:style-name="T4"> </text:span><text:span text:style-name="T5">=</text:span><text:span text:style-name="T4"> </text:span><text:span text:style-name="T6">-10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>
        <office:forms form:automatic-focus="false" form:apply-design-mode="false"/>
        <draw:frame presentation:style-name="lyt-movwaves-title" draw:layer="layout" svg:width="25.199cm" svg:height="1.737cm" svg:x="1.4cm" svg:y="1.721cm" presentation:class="title">
          <draw:text-box>
            <text:p text:style-name="P1">LivingPics YAML Config</text:p>
          </draw:text-box>
        </draw:frame>
        <draw:frame presentation:style-name="lyt-movwaves-subtitle" draw:layer="layout" svg:width="25.199cm" svg:height="31.959cm" svg:x="1.4cm" svg:y="-4.473cm" presentation:class="subtitle">
          <draw:text-box>
            <text:p text:style-name="P3"><text:span text:style-name="T4">exclude_file: exclusions.yaml</text:span><text:line-break/><text:span text:style-name="T4">img_selection:</text:span><text:line-break/><text:span text:style-name="T4"> <text:s/>prob_of_jump: 0.05</text:span><text:line-break/><text:span text:style-name="T4"> <text:s/>range_decr: -10</text:span><text:line-break/><text:span text:style-name="T4"> <text:s/>range_incr: 20</text:span><text:line-break/><text:span text:style-name="T4">img_srcs:</text:span><text:line-break/><text:span text:style-name="T4"> <text:s/>current_src: /Users/doug/Pictures/iPhoto Library/Originals</text:span><text:line-break/><text:span text:style-name="T4"> <text:s/>stored_srcs:</text:span><text:line-break/><text:span text:style-name="T4"> <text:s/>- nickname: null</text:span><text:line-break/><text:span text:style-name="T4"> <text:s text:c="3"/>src: /Users/doug/Pictures/iPhoto Library/Originals</text:span><text:line-break/><text:span text:style-name="T4"> <text:s/>- nickname: Our flickr Stream</text:span><text:line-break/><text:span text:style-name="T4"> <text:s text:c="3"/>src: http://www.flickr.com/photos/sada_images/</text:span><text:line-break/><text:span text:style-name="T4"> <text:s/>- nickname: Spectacular Landscapes</text:span><text:line-break/><text:span text:style-name="T4"> <text:s text:c="3"/>src: http://www.flickr.com/groups/spectacular_landscapes/</text:span><text:line-break/><text:span text:style-name="T4">timing:</text:span><text:line-break/><text:span text:style-name="T4"> <text:s/>display_secs: 10</text:span><text:line-break/><text:span text:style-name="T4"> <text:s/>no_show_hrs: 4.0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>
        <office:forms form:automatic-focus="false" form:apply-design-mode="false"/>
        <draw:frame presentation:style-name="lyt-movwaves-title" draw:layer="layout" svg:width="25.199cm" svg:height="1.737cm" svg:x="1.4cm" svg:y="1.721cm" presentation:class="title">
          <draw:text-box>
            <text:p text:style-name="P1">LivingPics ConfigMgr</text:p>
          </draw:text-box>
        </draw:frame>
        <draw:frame presentation:style-name="lyt-movwaves-subtitle" draw:layer="layout" svg:width="25.199cm" svg:height="42cm" svg:x="1.4cm" svg:y="-9.493cm" presentation:class="subtitle">
          <draw:text-box>
            <text:p text:style-name="P3"><text:span text:style-name="T2">class</text:span><text:span text:style-name="T4"> </text:span><text:span text:style-name="T7">ConfigMgr</text:span><text:span text:style-name="T4">(</text:span><text:span text:style-name="T8">object</text:span><text:span text:style-name="T4">):</text:span><text:line-break/><text:span text:style-name="T4"> <text:s text:c="3"/></text:span><text:span text:style-name="T2">def</text:span><text:span text:style-name="T4"> </text:span><text:span text:style-name="T9">__init__</text:span><text:span text:style-name="T4">(</text:span><text:span text:style-name="T8">self</text:span><text:span text:style-name="T4">, config_file):</text:span><text:line-break/><text:span text:style-name="T4"> <text:s text:c="7"/></text:span><text:span text:style-name="T6">"""Create a ConfigMgr instance and populate its attributes</text:span><text:span text:style-name="T6"><text:line-break/></text:span><text:span text:style-name="T6"> <text:s text:c="7"/>from the specified config_file.</text:span><text:span text:style-name="T6"><text:line-break/></text:span><text:span text:style-name="T6"> <text:s text:c="7"/>"""</text:span><text:line-break/><text:span text:style-name="T4"> <text:s text:c="7"/></text:span><text:span text:style-name="T8">self</text:span><text:span text:style-name="T5">.</text:span><text:span text:style-name="T4">config_file </text:span><text:span text:style-name="T5">=</text:span><text:span text:style-name="T4"> config_file</text:span><text:line-break/><text:span text:style-name="T4"> <text:s text:c="7"/></text:span><text:span text:style-name="T2">with</text:span><text:span text:style-name="T4"> </text:span><text:span text:style-name="T8">open</text:span><text:span text:style-name="T4">(config_file, </text:span><text:span text:style-name="T6">'r'</text:span><text:span text:style-name="T4">) </text:span><text:span text:style-name="T2">as</text:span><text:span text:style-name="T4"> fp:</text:span><text:line-break/><text:span text:style-name="T4"> <text:s text:c="11"/>config </text:span><text:span text:style-name="T5">=</text:span><text:span text:style-name="T4"> yaml</text:span><text:span text:style-name="T5">.</text:span><text:span text:style-name="T4">load(fp)</text:span><text:line-break/><text:span text:style-name="T4"> <text:s text:c="7"/></text:span><text:span text:style-name="T2">for</text:span><text:span text:style-name="T4"> attr </text:span><text:span text:style-name="T10">in</text:span><text:span text:style-name="T4"> </text:span><text:span text:style-name="T6">'timing exclude_file img_selection img_srcs'</text:span><text:span text:style-name="T5">.</text:span><text:span text:style-name="T4">split():</text:span><text:line-break/><text:span text:style-name="T4"> <text:s text:c="11"/></text:span><text:span text:style-name="T8">self</text:span><text:span text:style-name="T5">.</text:span><text:span text:style-name="T4">__setattr__(attr, config[attr])</text:span><text:line-break/><text:line-break/><text:line-break/><text:span text:style-name="T4"> <text:s text:c="3"/></text:span><text:span text:style-name="T2">def</text:span><text:span text:style-name="T4"> </text:span><text:span text:style-name="T9">write</text:span><text:span text:style-name="T4">(</text:span><text:span text:style-name="T8">self</text:span><text:span text:style-name="T4">):</text:span><text:line-break/><text:span text:style-name="T4"> <text:s text:c="7"/></text:span><text:span text:style-name="T6">"""Write the current configuration to the config file.</text:span><text:span text:style-name="T6"><text:line-break/></text:span><text:span text:style-name="T6"> <text:s text:c="7"/>"""</text:span><text:line-break/><text:span text:style-name="T4"> <text:s text:c="7"/>config </text:span><text:span text:style-name="T5">=</text:span><text:span text:style-name="T4"> </text:span><text:span text:style-name="T8">dict</text:span><text:span text:style-name="T4">()</text:span><text:line-break/><text:span text:style-name="T4"> <text:s text:c="7"/></text:span><text:span text:style-name="T2">for</text:span><text:span text:style-name="T4"> attr </text:span><text:span text:style-name="T10">in</text:span><text:span text:style-name="T4"> </text:span><text:span text:style-name="T6">'timing exclude_file img_selection img_srcs'</text:span><text:span text:style-name="T5">.</text:span><text:span text:style-name="T4">split():</text:span><text:line-break/><text:span text:style-name="T4"> <text:s text:c="11"/>config[attr] </text:span><text:span text:style-name="T5">=</text:span><text:span text:style-name="T4"> </text:span><text:span text:style-name="T8">self</text:span><text:span text:style-name="T5">.</text:span><text:span text:style-name="T4">__getattribute__(attr)</text:span><text:line-break/><text:span text:style-name="T4"> <text:s text:c="7"/></text:span><text:span text:style-name="T2">with</text:span><text:span text:style-name="T4"> </text:span><text:span text:style-name="T8">open</text:span><text:span text:style-name="T4">(</text:span><text:span text:style-name="T8">self</text:span><text:span text:style-name="T5">.</text:span><text:span text:style-name="T4">config_file, </text:span><text:span text:style-name="T6">'w'</text:span><text:span text:style-name="T4">) </text:span><text:span text:style-name="T2">as</text:span><text:span text:style-name="T4"> fp:</text:span><text:line-break/><text:span text:style-name="T4"> <text:s text:c="11"/>yaml</text:span><text:span text:style-name="T5">.</text:span><text:span text:style-name="T4">dump(config, stream</text:span><text:span text:style-name="T5">=</text:span><text:span text:style-name="T4">fp, default_flow_style</text:span><text:span text:style-name="T5">=</text:span><text:span text:style-name="T8">False</text:span><text:span text:style-name="T4">)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>
        <office:forms form:automatic-focus="false" form:apply-design-mode="false"/>
        <draw:frame presentation:style-name="lyt-movwaves-title" draw:layer="layout" svg:width="25.199cm" svg:height="1.737cm" svg:x="1.4cm" svg:y="1.721cm" presentation:class="title">
          <draw:text-box>
            <text:p text:style-name="P1">LivingPics Flickr Authentication</text:p>
          </draw:text-box>
        </draw:frame>
        <draw:frame presentation:style-name="lyt-movwaves-subtitle" draw:layer="layout" svg:width="25.199cm" svg:height="26.843cm" svg:x="1.4cm" svg:y="-1.915cm" presentation:class="subtitle">
          <draw:text-box>
            <text:p text:style-name="P3"><text:span text:style-name="T11"># Authenticate against Flickr for images from there</text:span><text:line-break/><text:span text:style-name="T8">self</text:span><text:span text:style-name="T5">.</text:span><text:span text:style-name="T4">API_key </text:span><text:span text:style-name="T5">=</text:span><text:span text:style-name="T4"> </text:span><text:span text:style-name="T6">'fa18ca8d7c3e26db39603c76b954e2e5'</text:span><text:line-break/><text:span text:style-name="T4">API_secret </text:span><text:span text:style-name="T5">=</text:span><text:span text:style-name="T4"> </text:span><text:span text:style-name="T6">'11250ed1b6972348'</text:span><text:line-break/><text:span text:style-name="T8">self</text:span><text:span text:style-name="T5">.</text:span><text:span text:style-name="T4">flickr </text:span><text:span text:style-name="T5">=</text:span><text:span text:style-name="T4"> FlickrAPI(</text:span><text:span text:style-name="T8">self</text:span><text:span text:style-name="T5">.</text:span><text:span text:style-name="T4">API_key, API_secret)</text:span><text:line-break/><text:span text:style-name="T2">try</text:span><text:span text:style-name="T4">:</text:span><text:line-break/><text:span text:style-name="T4"> <text:s text:c="3"/>token, frob </text:span><text:span text:style-name="T5">=</text:span><text:span text:style-name="T4"> </text:span><text:span text:style-name="T8">self</text:span><text:span text:style-name="T5">.</text:span><text:span text:style-name="T4">flickr</text:span><text:span text:style-name="T5">.</text:span><text:span text:style-name="T4">get_token_part_one()</text:span><text:line-break/><text:span text:style-name="T4"> <text:s text:c="3"/></text:span><text:span text:style-name="T2">if</text:span><text:span text:style-name="T4"> </text:span><text:span text:style-name="T10">not</text:span><text:span text:style-name="T4"> token:</text:span><text:line-break/><text:span text:style-name="T4"> <text:s text:c="7"/></text:span><text:span text:style-name="T8">raw_input</text:span><text:span text:style-name="T4">(</text:span><text:span text:style-name="T6">'Press ENTER after you authorize LivingPics '</text:span><text:line-break/><text:span text:style-name="T4"> <text:s text:c="17"/></text:span><text:span text:style-name="T6">'on Flickr'</text:span><text:span text:style-name="T4">)</text:span><text:line-break/><text:span text:style-name="T4"> <text:s text:c="3"/></text:span><text:span text:style-name="T8">self</text:span><text:span text:style-name="T5">.</text:span><text:span text:style-name="T4">flickr</text:span><text:span text:style-name="T5">.</text:span><text:span text:style-name="T4">get_token_part_two((token, frob))</text:span><text:line-break/><text:span text:style-name="T2">except</text:span><text:span text:style-name="T4"> </text:span><text:span text:style-name="T12">IOError</text:span><text:span text:style-name="T4">:</text:span><text:line-break/><text:span text:style-name="T4"> <text:s text:c="3"/></text:span><text:span text:style-name="T2">print</text:span><text:span text:style-name="T4"> </text:span><text:span text:style-name="T6">'Warning: Unable to connect to Flickr'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>
        <office:forms form:automatic-focus="false" form:apply-design-mode="false"/>
        <draw:frame presentation:style-name="lyt-movwaves-title" draw:layer="layout" svg:width="25.199cm" svg:height="1.737cm" svg:x="1.4cm" svg:y="1.721cm" presentation:class="title">
          <draw:text-box>
            <text:p text:style-name="P1">flickapi Examples</text:p>
          </draw:text-box>
        </draw:frame>
        <draw:frame presentation:style-name="lyt-movwaves-subtitle" draw:text-style-name="P5" draw:layer="layout" svg:width="25.199cm" svg:height="10.84cm" svg:x="1.4cm" svg:y="6.086cm" presentation:class="subtitle" presentation:user-transformed="true">
          <draw:text-box>
            <text:p text:style-name="P4"><text:span text:style-name="T13">def</text:span><text:span text:style-name="T14"> </text:span><text:span text:style-name="T15">build_list_from_photostream</text:span><text:span text:style-name="T14">(</text:span><text:span text:style-name="T16">self</text:span><text:span text:style-name="T14">, img_src):</text:span><text:span text:style-name="T17"><text:line-break/></text:span><text:span text:style-name="T14"> <text:s text:c="3"/></text:span><text:span text:style-name="T18">"""Build the image list from a Flickr photostream.</text:span><text:span text:style-name="T18"><text:line-break/></text:span><text:span text:style-name="T18"> <text:s text:c="3"/>"""</text:span><text:span text:style-name="T17"><text:line-break/></text:span><text:span text:style-name="T14"> <text:s text:c="3"/>resp </text:span><text:span text:style-name="T19">=</text:span><text:span text:style-name="T14"> </text:span><text:span text:style-name="T16">self</text:span><text:span text:style-name="T19">.</text:span><text:span text:style-name="T14">flickr</text:span><text:span text:style-name="T19">.</text:span><text:span text:style-name="T14">urls_lookupUser(api_key</text:span><text:span text:style-name="T19">=</text:span><text:span text:style-name="T16">self</text:span><text:span text:style-name="T19">.</text:span><text:span text:style-name="T14">API_key, url</text:span><text:span text:style-name="T19">=</text:span><text:span text:style-name="T14">img_src)</text:span><text:span text:style-name="T17"><text:line-break/></text:span><text:span text:style-name="T14"> <text:s text:c="3"/>user_id </text:span><text:span text:style-name="T19">=</text:span><text:span text:style-name="T14"> resp</text:span><text:span text:style-name="T19">.</text:span><text:span text:style-name="T14">find(</text:span><text:span text:style-name="T18">'user'</text:span><text:span text:style-name="T14">)</text:span><text:span text:style-name="T19">.</text:span><text:span text:style-name="T14">attrib[</text:span><text:span text:style-name="T18">'id'</text:span><text:span text:style-name="T14">]</text:span><text:span text:style-name="T17"><text:line-break/></text:span><text:span text:style-name="T14"> <text:s text:c="3"/></text:span><text:span text:style-name="T16">self</text:span><text:span text:style-name="T19">.</text:span><text:span text:style-name="T14">build_list_from_flickr(</text:span><text:span text:style-name="T16">self</text:span><text:span text:style-name="T19">.</text:span><text:span text:style-name="T14">flickr_photos_search, user_id)</text:span><text:span text:style-name="T17"><text:line-break/></text:span><text:span text:style-name="T17"><text:line-break/></text:span><text:span text:style-name="T17"><text:line-break/></text:span><text:span text:style-name="T13">def</text:span><text:span text:style-name="T14"> </text:span><text:span text:style-name="T15">build_list_from_group</text:span><text:span text:style-name="T14">(</text:span><text:span text:style-name="T16">self</text:span><text:span text:style-name="T14">, img_src):</text:span><text:span text:style-name="T17"><text:line-break/></text:span><text:span text:style-name="T14"> <text:s text:c="3"/></text:span><text:span text:style-name="T18">"""Build the image list from a Flickr pool.</text:span><text:span text:style-name="T18"><text:line-break/></text:span><text:span text:style-name="T18"> <text:s text:c="3"/>"""</text:span><text:span text:style-name="T17"><text:line-break/></text:span><text:span text:style-name="T14"> <text:s text:c="3"/>resp </text:span><text:span text:style-name="T19">=</text:span><text:span text:style-name="T14"> </text:span><text:span text:style-name="T16">self</text:span><text:span text:style-name="T19">.</text:span><text:span text:style-name="T14">flickr</text:span><text:span text:style-name="T19">.</text:span><text:span text:style-name="T14">urls_lookupGroup(api_key</text:span><text:span text:style-name="T19">=</text:span><text:span text:style-name="T16">self</text:span><text:span text:style-name="T19">.</text:span><text:span text:style-name="T14">API_key,</text:span><text:span text:style-name="T17"><text:line-break/></text:span><text:span text:style-name="T14"> <text:s text:c="39"/>url</text:span><text:span text:style-name="T19">=</text:span><text:span text:style-name="T14">img_src)</text:span><text:span text:style-name="T17"><text:line-break/></text:span><text:span text:style-name="T14"> <text:s text:c="3"/>group_id </text:span><text:span text:style-name="T19">=</text:span><text:span text:style-name="T14"> resp</text:span><text:span text:style-name="T19">.</text:span><text:span text:style-name="T14">find(</text:span><text:span text:style-name="T18">'group'</text:span><text:span text:style-name="T14">)</text:span><text:span text:style-name="T19">.</text:span><text:span text:style-name="T14">attrib[</text:span><text:span text:style-name="T18">'id'</text:span><text:span text:style-name="T14">]</text:span><text:span text:style-name="T17"><text:line-break/></text:span><text:span text:style-name="T14"> <text:s text:c="3"/></text:span><text:span text:style-name="T16">self</text:span><text:span text:style-name="T19">.</text:span><text:span text:style-name="T14">build_list_from_flickr(</text:span><text:span text:style-name="T16">self</text:span><text:span text:style-name="T19">.</text:span><text:span text:style-name="T14">flickr_groups_pools_getPhotos,</text:span><text:span text:style-name="T17"><text:line-break/></text:span><text:span text:style-name="T14"> <text:s text:c="31"/>group_id)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text:enable-numbering="false"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text:enable-numbering="true"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text:enable-numbering="false"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text:enable-numbering="false"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movwaves" style:page-layout-name="PM1" draw:style-name="Mdp1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creation-date>2008-09-15T11:12:02</meta:creation-date>
    <dc:date>2009-11-30T20:39:11</dc:date>
    <meta:editing-cycles>4</meta:editing-cycles>
    <meta:editing-duration>PT01H42M32S</meta:editing-duration>
    <dc:creator>Doug Latornell</dc:creator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